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159.9mm" svg:height="90.04mm" svg:x="54.78mm" svg:y="4.53mm">
            <loext:p draw:notify-on-update-of-ranges="result.A1:result.A1 result.A2:result.A98 result.B1:result.B1 result.B2:result.B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ave</text:p>
          </table:table-cell>
          <table:table-cell office:value-type="string" calcext:value-type="string">
            <text:p><text:s/>contag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08:29:15.601431830</dc:date>
    <meta:editing-duration>PT3M7S</meta:editing-duration>
    <meta:editing-cycles>1</meta:editing-cycles>
    <meta:document-statistic meta:table-count="1" meta:cell-count="19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3.622cm" svg:y="4.203cm" style:legend-expansion="high" chart:style-name="ch2"/>
        <chart:plot-area chart:style-name="ch3" table:cell-range-address="result.A1:result.B98" chart:data-source-has-labels="both" svg:x="0.319cm" svg:y="0.18cm" svg:width="12.984cm" svg:height="8.645cm">
          <chartooo:coordinate-region svg:x="1.417cm" svg:y="0.38cm" svg:width="11.886cm" svg:height="7.654cm"/>
          <chart:axis chart:dimension="x" chart:name="primary-x" chart:style-name="ch4" chartooo:axis-type="auto">
            <chartooo:date-scale/>
            <chart:categories table:cell-range-address="result.A2:result.A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B2:result.B98" chart:label-cell-address="result.B1:result.B1" chart:class="chart:bar">
            <chart:data-point chart:repeated="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ntagem</text:p>
                <draw:g>
                  <svg:desc>result.B1:resul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.A2:result.A98</svg:desc>
                </draw:g>
              </table:table-cell>
              <table:table-cell office:value-type="float" office:value="103">
                <text:p>103</text:p>
                <draw:g>
                  <svg:desc>result.B2:result.B9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